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.75cm" fo:min-width="1.5cm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false" draw:fit-to-size="false" style:shrink-to-fit="false" fo:min-height="7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1.6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bottom" fo:min-height="1.75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-width="0.35cm" svg:stroke-opacity="50%" draw:stroke-linejoin="none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4.65cm" fo:min-width="27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false" fo:min-height="2cm"/>
      <style:paragraph-properties style:writing-mode="lr-tb"/>
    </style:style>
    <style:style style:name="P1" style:family="paragraph">
      <style:paragraph-properties fo:text-align="center" style:writing-mode="lr-tb"/>
      <style:text-properties fo:font-size="30pt" fo:font-weight="bold" style:font-size-asian="30pt" style:font-weight-asian="bold" style:font-size-complex="30pt" style:font-weight-complex="600"/>
    </style:style>
    <style:style style:name="P2" style:family="paragraph">
      <loext:graphic-properties draw:fill="none"/>
      <style:paragraph-properties fo:text-align="center" style:writing-mode="lr-tb"/>
      <style:text-properties fo:font-size="30pt" fo:font-weight="bold" style:font-size-asian="30pt" style:font-weight-asian="bold" style:font-size-complex="30pt" style:font-weight-complex="6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38pt" style:font-size-asian="38pt" style:font-size-complex="38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8pt" fo:font-weight="bold" style:font-size-asian="38pt" style:font-weight-asian="bold" style:font-size-complex="3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7pt" style:font-size-asian="17pt" style:font-size-complex="17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17pt" style:font-size-asian="17pt" style:font-size-complex="17pt"/>
    </style:style>
    <style:style style:name="P9" style:family="paragraph">
      <loext:graphic-properties draw:fill="none" draw:fill-color="#ffffff"/>
      <style:paragraph-properties fo:text-align="end" style:writing-mode="lr-tb"/>
      <style:text-properties fo:color="#808080" loext:opacity="100%" fo:font-size="35pt" style:font-size-asian="35pt" style:font-size-complex="35pt"/>
    </style:style>
    <style:style style:name="T1" style:family="text">
      <style:text-properties fo:font-size="30pt" fo:font-weight="bold" style:font-size-asian="30pt" style:font-weight-asian="bold" style:font-size-complex="30pt" style:font-weight-complex="600"/>
    </style:style>
    <style:style style:name="T2" style:family="text">
      <style:text-properties fo:font-size="38pt" fo:font-weight="bold" style:font-size-asian="38pt" style:font-weight-asian="bold" style:font-size-complex="38pt" style:font-weight-complex="bold"/>
    </style:style>
    <style:style style:name="T3" style:family="text">
      <style:text-properties fo:font-size="17pt" fo:font-weight="bold" style:font-size-asian="17pt" style:font-weight-asian="bold" style:font-size-complex="17pt" style:font-weight-complex="bold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fo:font-size="17pt" fo:font-style="italic" style:font-size-asian="17pt" style:font-style-asian="italic" style:font-size-complex="17pt" style:font-style-complex="italic"/>
    </style:style>
    <style:style style:name="T6" style:family="text">
      <style:text-properties fo:font-size="17pt" fo:font-style="normal" style:font-size-asian="17pt" style:font-style-asian="normal" style:font-size-complex="17pt" style:font-style-complex="normal"/>
    </style:style>
    <style:style style:name="T7" style:family="text">
      <style:text-properties fo:color="#808080" loext:opacity="100%"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2cm" svg:height="2cm" svg:x="5cm" svg:y="1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5cm" svg:y="14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5cm" svg:y="16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5cm" svg:y="18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5cm" svg:y="10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3cm" svg:y="1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3cm" svg:y="14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3cm" svg:y="16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3cm" svg:y="18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3cm" svg:y="10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cm" svg:y="1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cm" svg:y="14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cm" svg:y="16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cm" svg:y="18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cm" svg:y="10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cm" svg:y1="10cm" svg:x2="1cm" svg:y2="20cm">
            <text:p/>
          </draw:line>
          <draw:line draw:style-name="gr2" draw:text-style-name="P3" draw:layer="layout" svg:x1="5cm" svg:y1="10cm" svg:x2="5cm" svg:y2="20cm">
            <text:p/>
          </draw:line>
          <draw:line draw:style-name="gr2" draw:text-style-name="P3" draw:layer="layout" svg:x1="3cm" svg:y1="10cm" svg:x2="3cm" svg:y2="20cm">
            <text:p/>
          </draw:line>
          <draw:line draw:style-name="gr2" draw:text-style-name="P3" draw:layer="layout" svg:x1="7cm" svg:y1="10cm" svg:x2="7cm" svg:y2="20cm">
            <text:p/>
          </draw:line>
          <draw:line draw:style-name="gr2" draw:text-style-name="P3" draw:layer="layout" svg:x1="9cm" svg:y1="16cm" svg:x2="9cm" svg:y2="10cm">
            <text:p/>
          </draw:line>
          <draw:line draw:style-name="gr2" draw:text-style-name="P3" draw:layer="layout" svg:x1="9cm" svg:y1="10cm" svg:x2="1cm" svg:y2="10cm">
            <text:p/>
          </draw:line>
          <draw:line draw:style-name="gr2" draw:text-style-name="P3" draw:layer="layout" svg:x1="9cm" svg:y1="12cm" svg:x2="1cm" svg:y2="12cm">
            <text:p/>
          </draw:line>
          <draw:line draw:style-name="gr2" draw:text-style-name="P3" draw:layer="layout" svg:x1="9cm" svg:y1="14cm" svg:x2="1cm" svg:y2="14cm">
            <text:p/>
          </draw:line>
          <draw:line draw:style-name="gr2" draw:text-style-name="P3" draw:layer="layout" svg:x1="9cm" svg:y1="16cm" svg:x2="1cm" svg:y2="16cm">
            <text:p/>
          </draw:line>
          <draw:line draw:style-name="gr2" draw:text-style-name="P3" draw:layer="layout" svg:x1="7cm" svg:y1="18cm" svg:x2="1cm" svg:y2="18cm">
            <text:p/>
          </draw:line>
          <draw:line draw:style-name="gr2" draw:text-style-name="P3" draw:layer="layout" svg:x1="7cm" svg:y1="20cm" svg:x2="1cm" svg:y2="20cm">
            <text:p/>
          </draw:line>
          <draw:custom-shape draw:style-name="gr1" draw:text-style-name="P2" draw:layer="layout" svg:width="2cm" svg:height="2cm" svg:x="7cm" svg:y="10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7cm" svg:y="1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7cm" svg:y="14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27.7cm" svg:height="2.75cm" svg:x="1cm" svg:y="1cm">
          <draw:text-box>
            <text:p text:style-name="P4"><text:span text:style-name="T2">Je</text:span><text:span text:style-name="T2">u </text:span><text:span text:style-name="T2">d</text:span><text:span text:style-name="T2">e </text:span><text:span text:style-name="T2">Ni</text:span><text:span text:style-name="T2">m </text:span><text:span text:style-name="T2">— </text:span><text:span text:style-name="T2">A</text:span><text:span text:style-name="T2">p</text:span><text:span text:style-name="T2">pr</text:span><text:span text:style-name="T2">e</text:span><text:span text:style-name="T2">nt</text:span><text:span text:style-name="T2">is</text:span><text:span text:style-name="T2">sa</text:span><text:span text:style-name="T2">g</text:span><text:span text:style-name="T2">e </text:span><text:span text:style-name="T2">a</text:span><text:span text:style-name="T2">ut</text:span><text:span text:style-name="T2">o</text:span><text:span text:style-name="T2">m</text:span><text:span text:style-name="T2">at</text:span><text:span text:style-name="T2">iq</text:span><text:span text:style-name="T2">u</text:span><text:span text:style-name="T2">e</text:span></text:p>
          </draw:text-box>
        </draw:frame>
        <draw:frame draw:style-name="gr4" draw:text-style-name="P6" draw:layer="layout" svg:width="19.75cm" svg:height="11.888cm" svg:x="9cm" svg:y="8.25cm">
          <draw:text-box>
            <text:list text:style-name="L1">
              <text:list-item>
                <text:p><text:span text:style-name="T3">Pr</text:span><text:span text:style-name="T3">ép</text:span><text:span text:style-name="T3">ar</text:span><text:span text:style-name="T3">ati</text:span><text:span text:style-name="T3">on </text:span><text:span text:style-name="T3">:</text:span><text:span text:style-name="T4"> </text:span><text:span text:style-name="T4">Dé</text:span><text:span text:style-name="T4">co</text:span><text:span text:style-name="T4">up</text:span><text:span text:style-name="T4">ez </text:span><text:span text:style-name="T4">les </text:span><text:span text:style-name="T4">jet</text:span><text:span text:style-name="T4">on</text:span><text:span text:style-name="T4">s </text:span><text:span text:style-name="T4">ci-</text:span><text:span text:style-name="T4">co</text:span><text:span text:style-name="T4">ntr</text:span><text:span text:style-name="T4">e, </text:span><text:span text:style-name="T4">et </text:span><text:span text:style-name="T4">pla</text:span><text:span text:style-name="T4">ce</text:span><text:span text:style-name="T4">z-</text:span><text:span text:style-name="T4">en </text:span><text:span text:style-name="T4">troi</text:span><text:span text:style-name="T4">s </text:span><text:span text:style-name="T4">(un </text:span><text:span text:style-name="T4">de </text:span><text:span text:style-name="T4">ch</text:span><text:span text:style-name="T4">aq</text:span><text:span text:style-name="T4">ue </text:span><text:span text:style-name="T4">nu</text:span><text:span text:style-name="T4">mé</text:span><text:span text:style-name="T4">ro) </text:span><text:span text:style-name="T4">da</text:span><text:span text:style-name="T4">ns </text:span><text:span text:style-name="T4">ch</text:span><text:span text:style-name="T4">ac</text:span><text:span text:style-name="T4">un</text:span><text:span text:style-name="T4">e </text:span><text:span text:style-name="T4">de</text:span><text:span text:style-name="T4">s </text:span><text:span text:style-name="T4">ca</text:span><text:span text:style-name="T4">se</text:span><text:span text:style-name="T4">s </text:span><text:span text:style-name="T4">ci-</text:span><text:span text:style-name="T4">de</text:span><text:span text:style-name="T4">ss</text:span><text:span text:style-name="T4">us, </text:span><text:span text:style-name="T4">sa</text:span><text:span text:style-name="T4">uf : </text:span><text:span text:style-name="T4">la </text:span><text:span text:style-name="T4">ca</text:span><text:span text:style-name="T4">se </text:span><text:span text:style-name="T4">1 </text:span><text:span text:style-name="T4">(nu</text:span><text:span text:style-name="T4">mé</text:span><text:span text:style-name="T4">ro </text:span><text:span text:style-name="T4">1 </text:span><text:span text:style-name="T4">se</text:span><text:span text:style-name="T4">ule</text:span><text:span text:style-name="T4">me</text:span><text:span text:style-name="T4">nt), </text:span><text:span text:style-name="T4">la </text:span><text:span text:style-name="T4">ca</text:span><text:span text:style-name="T4">se </text:span><text:span text:style-name="T4">2 </text:span><text:span text:style-name="T4">(nu</text:span><text:span text:style-name="T4">mé</text:span><text:span text:style-name="T4">ros </text:span><text:span text:style-name="T4">1 </text:span><text:span text:style-name="T4">et </text:span><text:span text:style-name="T4">2 </text:span><text:span text:style-name="T4">se</text:span><text:span text:style-name="T4">ule</text:span><text:span text:style-name="T4">me</text:span><text:span text:style-name="T4">nt), </text:span><text:span text:style-name="T4">et </text:span><text:span text:style-name="T4">la </text:span><text:span text:style-name="T4">ca</text:span><text:span text:style-name="T4">se </text:span><text:span text:style-name="T4">8 </text:span><text:span text:style-name="T4">(lai</text:span><text:span text:style-name="T4">ss</text:span><text:span text:style-name="T4">ée </text:span><text:span text:style-name="T4">vid</text:span><text:span text:style-name="T4">e).</text:span></text:p>
              </text:list-item>
              <text:list-item>
                <text:p><text:span text:style-name="T4">L'h</text:span><text:span text:style-name="T4">um</text:span><text:span text:style-name="T4">ain</text:span><text:span text:style-name="T4">·e </text:span><text:span text:style-name="T4">jou</text:span><text:span text:style-name="T4">e </text:span><text:span text:style-name="T4">en </text:span><text:span text:style-name="T4">pre</text:span><text:span text:style-name="T4">mi</text:span><text:span text:style-name="T4">er, </text:span><text:span text:style-name="T4">vo</text:span><text:span text:style-name="T4">us </text:span><text:span text:style-name="T4">(or</text:span><text:span text:style-name="T4">din</text:span><text:span text:style-name="T4">ate</text:span><text:span text:style-name="T4">ur) </text:span><text:span text:style-name="T4">jou</text:span><text:span text:style-name="T4">ez </text:span><text:span text:style-name="T4">en </text:span><text:span text:style-name="T4">de</text:span><text:span text:style-name="T4">uxi</text:span><text:span text:style-name="T4">èm</text:span><text:span text:style-name="T4">e.</text:span></text:p>
              </text:list-item>
              <text:list-item>
                <text:p><text:span text:style-name="T3">À </text:span><text:span text:style-name="T3">vo</text:span><text:span text:style-name="T3">tre </text:span><text:span text:style-name="T3">to</text:span><text:span text:style-name="T3">ur </text:span><text:span text:style-name="T3">(l'o</text:span><text:span text:style-name="T3">rdi</text:span><text:span text:style-name="T3">na</text:span><text:span text:style-name="T3">te</text:span><text:span text:style-name="T3">ur) </text:span><text:span text:style-name="T3">de </text:span><text:span text:style-name="T3">jou</text:span><text:span text:style-name="T3">er </text:span><text:span text:style-name="T3">:</text:span></text:p>
                <text:list>
                  <text:list-item>
                    <text:p><text:span text:style-name="T4">C</text:span><text:span text:style-name="T4">o</text:span><text:span text:style-name="T4">m</text:span><text:span text:style-name="T4">p</text:span><text:span text:style-name="T4">t</text:span><text:span text:style-name="T4">e</text:span><text:span text:style-name="T4">z</text:span><text:span text:style-name="T4"> </text:span><text:span text:style-name="T4">l</text:span><text:span text:style-name="T4">e</text:span><text:span text:style-name="T4"> </text:span><text:span text:style-name="T4">n</text:span><text:span text:style-name="T4">o</text:span><text:span text:style-name="T4">m</text:span><text:span text:style-name="T4">b</text:span><text:span text:style-name="T4">r</text:span><text:span text:style-name="T4">e</text:span><text:span text:style-name="T4"> </text:span><text:span text:style-name="T4">d</text:span><text:span text:style-name="T4">e</text:span><text:span text:style-name="T4"> </text:span><text:span text:style-name="T4">c</text:span><text:span text:style-name="T4">r</text:span><text:span text:style-name="T4">a</text:span><text:span text:style-name="T4">y</text:span><text:span text:style-name="T4">o</text:span><text:span text:style-name="T4">n</text:span><text:span text:style-name="T4">s</text:span><text:span text:style-name="T4"> </text:span><text:span text:style-name="T4">r</text:span><text:span text:style-name="T4">e</text:span><text:span text:style-name="T4">s</text:span><text:span text:style-name="T4">t</text:span><text:span text:style-name="T4">a</text:span><text:span text:style-name="T4">n</text:span><text:span text:style-name="T4">t</text:span><text:span text:style-name="T4">s</text:span><text:span text:style-name="T4">.</text:span></text:p>
                  </text:list-item>
                  <text:list-item>
                    <text:p><text:span text:style-name="T4">P</text:span><text:span text:style-name="T4">r</text:span><text:span text:style-name="T4">e</text:span><text:span text:style-name="T4">n</text:span><text:span text:style-name="T4">e</text:span><text:span text:style-name="T4">z</text:span><text:span text:style-name="T4"> </text:span><text:span text:style-name="T4">a</text:span><text:span text:style-name="T4">u</text:span><text:span text:style-name="T4"> </text:span><text:span text:style-name="T4">h</text:span><text:span text:style-name="T4">a</text:span><text:span text:style-name="T4">s</text:span><text:span text:style-name="T4">a</text:span><text:span text:style-name="T4">r</text:span><text:span text:style-name="T4">d</text:span><text:span text:style-name="T4"> </text:span><text:span text:style-name="T4">u</text:span><text:span text:style-name="T4">n</text:span><text:span text:style-name="T4"> </text:span><text:span text:style-name="T4">j</text:span><text:span text:style-name="T4">e</text:span><text:span text:style-name="T4">t</text:span><text:span text:style-name="T4">o</text:span><text:span text:style-name="T4">n</text:span><text:span text:style-name="T4"> </text:span><text:span text:style-name="T4">d</text:span><text:span text:style-name="T4">a</text:span><text:span text:style-name="T4">n</text:span><text:span text:style-name="T4">s</text:span><text:span text:style-name="T4"> </text:span><text:span text:style-name="T4">l</text:span><text:span text:style-name="T4">a</text:span><text:span text:style-name="T4"> </text:span><text:span text:style-name="T4">c</text:span><text:span text:style-name="T4">a</text:span><text:span text:style-name="T4">s</text:span><text:span text:style-name="T4">e</text:span><text:span text:style-name="T4"> </text:span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a</text:span><text:span text:style-name="T4">n</text:span><text:span text:style-name="T4">t</text:span><text:span text:style-name="T4">e</text:span><text:span text:style-name="T4">.</text:span></text:p>
                  </text:list-item>
                  <text:list-item>
                    <text:p><text:span text:style-name="T4">P</text:span><text:span text:style-name="T4">r</text:span><text:span text:style-name="T4">e</text:span><text:span text:style-name="T4">n</text:span><text:span text:style-name="T4">e</text:span><text:span text:style-name="T4">z</text:span><text:span text:style-name="T4"> </text:span><text:span text:style-name="T4">l</text:span><text:span text:style-name="T4">e</text:span><text:span text:style-name="T4"> </text:span><text:span text:style-name="T4">n</text:span><text:span text:style-name="T4">o</text:span><text:span text:style-name="T4">m</text:span><text:span text:style-name="T4">b</text:span><text:span text:style-name="T4">r</text:span><text:span text:style-name="T4">e</text:span><text:span text:style-name="T4"> </text:span><text:span text:style-name="T4">d</text:span><text:span text:style-name="T4">e</text:span><text:span text:style-name="T4"> </text:span><text:span text:style-name="T4">c</text:span><text:span text:style-name="T4">r</text:span><text:span text:style-name="T4">a</text:span><text:span text:style-name="T4">y</text:span><text:span text:style-name="T4">o</text:span><text:span text:style-name="T4">n</text:span><text:span text:style-name="T4">s</text:span><text:span text:style-name="T4"> </text:span><text:span text:style-name="T4">i</text:span><text:span text:style-name="T4">n</text:span><text:span text:style-name="T4">d</text:span><text:span text:style-name="T4">i</text:span><text:span text:style-name="T4">q</text:span><text:span text:style-name="T4">u</text:span><text:span text:style-name="T4">é</text:span><text:span text:style-name="T4">s</text:span><text:span text:style-name="T4"> </text:span><text:span text:style-name="T4">p</text:span><text:span text:style-name="T4">a</text:span><text:span text:style-name="T4">r </text:span><text:span text:style-name="T4">l</text:span><text:span text:style-name="T4">e</text:span><text:span text:style-name="T4"> </text:span><text:span text:style-name="T4">j</text:span><text:span text:style-name="T4">e</text:span><text:span text:style-name="T4">t</text:span><text:span text:style-name="T4">o</text:span><text:span text:style-name="T4">n</text:span><text:span text:style-name="T4">.</text:span></text:p>
                  </text:list-item>
                </text:list>
              </text:list-item>
              <text:list-item>
                <text:p><text:span text:style-name="T3">En </text:span><text:span text:style-name="T3">fin </text:span><text:span text:style-name="T3">de </text:span><text:span text:style-name="T3">pa</text:span><text:span text:style-name="T3">rti</text:span><text:span text:style-name="T3">e :</text:span></text:p>
                <text:list>
                  <text:list-item>
                    <text:p><text:span text:style-name="T4">E</text:span><text:span text:style-name="T4">n</text:span><text:span text:style-name="T4"> </text:span><text:span text:style-name="T4">c</text:span><text:span text:style-name="T4">a</text:span><text:span text:style-name="T4">s</text:span><text:span text:style-name="T4"> </text:span><text:span text:style-name="T4">d</text:span><text:span text:style-name="T4">e</text:span><text:span text:style-name="T4"> </text:span><text:span text:style-name="T3">v</text:span><text:span text:style-name="T3">i</text:span><text:span text:style-name="T3">c</text:span><text:span text:style-name="T3">t</text:span><text:span text:style-name="T3">o</text:span><text:span text:style-name="T3">i</text:span><text:span text:style-name="T3">r</text:span><text:span text:style-name="T3">e</text:span><text:span text:style-name="T4"> </text:span><text:span text:style-name="T4">: </text:span><text:span text:style-name="T4">R</text:span><text:span text:style-name="T4">e</text:span><text:span text:style-name="T4">m</text:span><text:span text:style-name="T4">e</text:span><text:span text:style-name="T4">t</text:span><text:span text:style-name="T4">t</text:span><text:span text:style-name="T4">e</text:span><text:span text:style-name="T4">z</text:span><text:span text:style-name="T4"> </text:span><text:span text:style-name="T4">t</text:span><text:span text:style-name="T4">o</text:span><text:span text:style-name="T4">u</text:span><text:span text:style-name="T4">s</text:span><text:span text:style-name="T4"> </text:span><text:span text:style-name="T4">l</text:span><text:span text:style-name="T4">e</text:span><text:span text:style-name="T4">s</text:span><text:span text:style-name="T4"> </text:span><text:span text:style-name="T4">j</text:span><text:span text:style-name="T4">e</text:span><text:span text:style-name="T4">t</text:span><text:span text:style-name="T4">o</text:span><text:span text:style-name="T4">n</text:span><text:span text:style-name="T4">s</text:span><text:span text:style-name="T4"> </text:span><text:span text:style-name="T4">d</text:span><text:span text:style-name="T4">a</text:span><text:span text:style-name="T4">n</text:span><text:span text:style-name="T4">s</text:span><text:span text:style-name="T4"> </text:span><text:span text:style-name="T4">l</text:span><text:span text:style-name="T4">e</text:span><text:span text:style-name="T4">u</text:span><text:span text:style-name="T4">r </text:span><text:span text:style-name="T4">c</text:span><text:span text:style-name="T4">a</text:span><text:span text:style-name="T4">s</text:span><text:span text:style-name="T4">e</text:span><text:span text:style-name="T4">.</text:span></text:p>
                  </text:list-item>
                  <text:list-item>
                    <text:p><text:span text:style-name="T4">E</text:span><text:span text:style-name="T4">n</text:span><text:span text:style-name="T4"> </text:span><text:span text:style-name="T4">c</text:span><text:span text:style-name="T4">a</text:span><text:span text:style-name="T4">s</text:span><text:span text:style-name="T4"> </text:span><text:span text:style-name="T4">d</text:span><text:span text:style-name="T4">e</text:span><text:span text:style-name="T4"> </text:span><text:span text:style-name="T3">d</text:span><text:span text:style-name="T3">é</text:span><text:span text:style-name="T3">f</text:span><text:span text:style-name="T3">a</text:span><text:span text:style-name="T3">i</text:span><text:span text:style-name="T3">t</text:span><text:span text:style-name="T3">e</text:span><text:span text:style-name="T4"> </text:span><text:span text:style-name="T4">: </text:span><text:span text:style-name="T4">R</text:span><text:span text:style-name="T4">e</text:span><text:span text:style-name="T4">m</text:span><text:span text:style-name="T4">e</text:span><text:span text:style-name="T4">t</text:span><text:span text:style-name="T4">t</text:span><text:span text:style-name="T4">e</text:span><text:span text:style-name="T4">z</text:span><text:span text:style-name="T4"> </text:span><text:span text:style-name="T4">t</text:span><text:span text:style-name="T4">o</text:span><text:span text:style-name="T4">u</text:span><text:span text:style-name="T4">s</text:span><text:span text:style-name="T4"> </text:span><text:span text:style-name="T4">l</text:span><text:span text:style-name="T4">e</text:span><text:span text:style-name="T4">s</text:span><text:span text:style-name="T4"> </text:span><text:span text:style-name="T4">j</text:span><text:span text:style-name="T4">e</text:span><text:span text:style-name="T4">t</text:span><text:span text:style-name="T4">o</text:span><text:span text:style-name="T4">n</text:span><text:span text:style-name="T4">s</text:span><text:span text:style-name="T4"> </text:span><text:span text:style-name="T4">d</text:span><text:span text:style-name="T4">a</text:span><text:span text:style-name="T4">n</text:span><text:span text:style-name="T4">s</text:span><text:span text:style-name="T4"> </text:span><text:span text:style-name="T4">l</text:span><text:span text:style-name="T4">e</text:span><text:span text:style-name="T4">u</text:span><text:span text:style-name="T4">r </text:span><text:span text:style-name="T4">c</text:span><text:span text:style-name="T4">a</text:span><text:span text:style-name="T4">s</text:span><text:span text:style-name="T4">e</text:span><text:span text:style-name="T4">, </text:span><text:span text:style-name="T5">s</text:span><text:span text:style-name="T5">a</text:span><text:span text:style-name="T5">u</text:span><text:span text:style-name="T5">f</text:span><text:span text:style-name="T6"> </text:span><text:span text:style-name="T6">l</text:span><text:span text:style-name="T6">e</text:span><text:span text:style-name="T6"> </text:span><text:span text:style-name="T6">d</text:span><text:span text:style-name="T6">e</text:span><text:span text:style-name="T6">r</text:span><text:span text:style-name="T6">n</text:span><text:span text:style-name="T6">i</text:span><text:span text:style-name="T6">e</text:span><text:span text:style-name="T6">r </text:span><text:span text:style-name="T6">q</text:span><text:span text:style-name="T6">u</text:span><text:span text:style-name="T6">i </text:span><text:span text:style-name="T6">e</text:span><text:span text:style-name="T6">s</text:span><text:span text:style-name="T6">t </text:span><text:span text:style-name="T6">s</text:span><text:span text:style-name="T6">o</text:span><text:span text:style-name="T6">r</text:span><text:span text:style-name="T6">ti </text:span><text:span text:style-name="T6">d</text:span><text:span text:style-name="T6">u</text:span><text:span text:style-name="T6"> </text:span><text:span text:style-name="T6">j</text:span><text:span text:style-name="T6">e</text:span><text:span text:style-name="T6">u</text:span><text:span text:style-name="T6">.</text:span></text:p>
                  </text:list-item>
                </text:list>
              </text:list-item>
              <text:list-item>
                <text:p><text:span text:style-name="T6">Si </text:span><text:span text:style-name="T6">au </text:span><text:span text:style-name="T6">co</text:span><text:span text:style-name="T6">urs </text:span><text:span text:style-name="T6">de </text:span><text:span text:style-name="T6">la </text:span><text:span text:style-name="T6">par</text:span><text:span text:style-name="T6">tie, </text:span><text:span text:style-name="T6">vo</text:span><text:span text:style-name="T6">us </text:span><text:span text:style-name="T6">de</text:span><text:span text:style-name="T6">ve</text:span><text:span text:style-name="T6">z </text:span><text:span text:style-name="T6">pio</text:span><text:span text:style-name="T6">ch</text:span><text:span text:style-name="T6">er </text:span><text:span text:style-name="T6">un </text:span><text:span text:style-name="T6">jet</text:span><text:span text:style-name="T6">on </text:span><text:span text:style-name="T6">da</text:span><text:span text:style-name="T6">ns </text:span><text:span text:style-name="T6">un</text:span><text:span text:style-name="T6">e </text:span><text:span text:style-name="T6">ca</text:span><text:span text:style-name="T6">se </text:span><text:span text:style-name="T6">vid</text:span><text:span text:style-name="T6">e, </text:span><text:span text:style-name="T6">vo</text:span><text:span text:style-name="T6">us </text:span><text:span text:style-name="T6">av</text:span><text:span text:style-name="T6">ez </text:span><text:span text:style-name="T6">per</text:span><text:span text:style-name="T6">du. </text:span><text:span text:style-name="T6">Ap</text:span><text:span text:style-name="T6">pli</text:span><text:span text:style-name="T6">qu</text:span><text:span text:style-name="T6">ez </text:span><text:span text:style-name="T6">l'eff</text:span><text:span text:style-name="T6">et </text:span><text:span text:style-name="T6">(ci-</text:span><text:span text:style-name="T6">de</text:span><text:span text:style-name="T6">ss</text:span><text:span text:style-name="T6">us) </text:span><text:span text:style-name="T6">cor</text:span><text:span text:style-name="T6">res</text:span><text:span text:style-name="T6">po</text:span><text:span text:style-name="T6">nd</text:span><text:span text:style-name="T6">ant</text:span><text:span text:style-name="T6">.</text:span></text:p>
              </text:list-item>
            </text:list>
            <text:p><text:span text:style-name="T4"/></text:p>
          </draw:text-box>
        </draw:frame>
        <draw:frame draw:style-name="gr5" draw:text-style-name="P8" draw:layer="layout" svg:width="16.45cm" svg:height="2cm" svg:x="12.25cm" svg:y="18cm">
          <draw:text-box>
            <text:p text:style-name="P7"><text:span text:style-name="T4">D'apr</text:span><text:span text:style-name="T4">ès </text:span><text:span text:style-name="T4">Mari</text:span><text:span text:style-name="T4">e </text:span><text:span text:style-name="T4">Duflo</text:span><text:span text:style-name="T4">t-</text:span><text:span text:style-name="T4">Krem</text:span><text:span text:style-name="T4">er</text:span><text:span text:style-name="T4"><text:line-break/></text:span><text:span text:style-name="T4">https:</text:span><text:span text:style-name="T4">//me</text:span><text:span text:style-name="T4">mber</text:span><text:span text:style-name="T4">s.lori</text:span><text:span text:style-name="T4">a.fr/</text:span><text:span text:style-name="T4">MDuf</text:span><text:span text:style-name="T4">lot/fil</text:span><text:span text:style-name="T4">es/m</text:span><text:span text:style-name="T4">ed/IA</text:span><text:span text:style-name="T4">nim.h</text:span><text:span text:style-name="T4">tml</text:span></text:p>
          </draw:text-box>
        </draw:frame>
        <draw:g>
          <draw:line draw:style-name="gr6" draw:text-style-name="P3" draw:layer="layout" svg:x1="28.7cm" svg:y1="3cm" svg:x2="25.25cm" svg:y2="8cm">
            <text:p/>
          </draw:line>
          <draw:line draw:style-name="gr6" draw:text-style-name="P3" draw:layer="layout" svg:x1="25.25cm" svg:y1="3cm" svg:x2="28.7cm" svg:y2="8cm">
            <text:p/>
          </draw:line>
          <draw:custom-shape draw:style-name="gr7" draw:text-style-name="P3" draw:layer="layout" svg:width="27.7cm" svg:height="5.1cm" svg:x="1cm" svg:y="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3" draw:layer="layout" svg:x1="4.532cm" svg:y1="2.9cm" svg:x2="4.532cm" svg:y2="8cm">
            <text:p/>
          </draw:line>
          <draw:line draw:style-name="gr8" draw:text-style-name="P3" draw:layer="layout" svg:x1="25.307cm" svg:y1="2.9cm" svg:x2="25.307cm" svg:y2="8cm">
            <text:p/>
          </draw:line>
          <draw:line draw:style-name="gr8" draw:text-style-name="P3" draw:layer="layout" svg:x1="21.844cm" svg:y1="2.9cm" svg:x2="21.844cm" svg:y2="8cm">
            <text:p/>
          </draw:line>
          <draw:line draw:style-name="gr8" draw:text-style-name="P3" draw:layer="layout" svg:x1="18.382cm" svg:y1="2.9cm" svg:x2="18.382cm" svg:y2="8cm">
            <text:p/>
          </draw:line>
          <draw:line draw:style-name="gr8" draw:text-style-name="P3" draw:layer="layout" svg:x1="14.919cm" svg:y1="2.9cm" svg:x2="14.919cm" svg:y2="8cm">
            <text:p/>
          </draw:line>
          <draw:line draw:style-name="gr8" draw:text-style-name="P3" draw:layer="layout" svg:x1="11.457cm" svg:y1="2.9cm" svg:x2="11.457cm" svg:y2="8cm">
            <text:p/>
          </draw:line>
          <draw:line draw:style-name="gr8" draw:text-style-name="P3" draw:layer="layout" svg:x1="7.994cm" svg:y1="2.9cm" svg:x2="7.994cm" svg:y2="8cm">
            <text:p/>
          </draw:line>
          <draw:frame draw:style-name="gr9" draw:text-style-name="P9" draw:layer="layout" svg:width="3.463cm" svg:height="5.1cm" svg:x="1cm" svg:y="2.9cm">
            <draw:text-box>
              <text:p text:style-name="P7"><text:span text:style-name="T7">1</text:span></text:p>
            </draw:text-box>
          </draw:frame>
          <draw:frame draw:style-name="gr9" draw:text-style-name="P9" draw:layer="layout" svg:width="3.463cm" svg:height="5.1cm" svg:x="14.85cm" svg:y="2.9cm">
            <draw:text-box>
              <text:p text:style-name="P7"><text:span text:style-name="T7">5</text:span></text:p>
            </draw:text-box>
          </draw:frame>
          <draw:frame draw:style-name="gr9" draw:text-style-name="P9" draw:layer="layout" svg:width="3.462cm" svg:height="5.1cm" svg:x="25.238cm" svg:y="2.9cm">
            <draw:text-box>
              <text:p text:style-name="P7"><text:span text:style-name="T7">8</text:span></text:p>
            </draw:text-box>
          </draw:frame>
          <draw:frame draw:style-name="gr9" draw:text-style-name="P9" draw:layer="layout" svg:width="3.463cm" svg:height="5.1cm" svg:x="21.775cm" svg:y="2.9cm">
            <draw:text-box>
              <text:p text:style-name="P7"><text:span text:style-name="T7">7</text:span></text:p>
            </draw:text-box>
          </draw:frame>
          <draw:frame draw:style-name="gr9" draw:text-style-name="P9" draw:layer="layout" svg:width="3.462cm" svg:height="5.1cm" svg:x="18.313cm" svg:y="2.9cm">
            <draw:text-box>
              <text:p text:style-name="P7"><text:span text:style-name="T7">6</text:span></text:p>
            </draw:text-box>
          </draw:frame>
          <draw:frame draw:style-name="gr9" draw:text-style-name="P9" draw:layer="layout" svg:width="3.462cm" svg:height="5.1cm" svg:x="11.388cm" svg:y="2.9cm">
            <draw:text-box>
              <text:p text:style-name="P7"><text:span text:style-name="T7">4</text:span></text:p>
            </draw:text-box>
          </draw:frame>
          <draw:frame draw:style-name="gr9" draw:text-style-name="P9" draw:layer="layout" svg:width="3.463cm" svg:height="5.1cm" svg:x="7.925cm" svg:y="2.9cm">
            <draw:text-box>
              <text:p text:style-name="P7"><text:span text:style-name="T7">3</text:span></text:p>
            </draw:text-box>
          </draw:frame>
          <draw:frame draw:style-name="gr9" draw:text-style-name="P9" draw:layer="layout" svg:width="3.462cm" svg:height="5.1cm" svg:x="4.463cm" svg:y="2.9cm">
            <draw:text-box>
              <text:p text:style-name="P7"><text:span text:style-name="T7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ouis Paternault</meta:initial-creator>
    <meta:creation-date>2021-06-01T22:02:20.965652409</meta:creation-date>
    <dc:date>2022-06-20T15:20:14.810951285</dc:date>
    <dc:creator>Louis Paternault</dc:creator>
    <meta:editing-duration>PT21M11S</meta:editing-duration>
    <meta:editing-cycles>6</meta:editing-cycles>
    <meta:generator>LibreOffice/7.3.4.2$Linux_X86_64 LibreOffice_project/30$Build-2</meta:generator>
    <meta:document-statistic meta:object-count="52"/>
  </office:meta>
</office:document-meta>
</file>